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F807A0F2.gif"/>
  <manifest:file-entry manifest:media-type="image/gif" manifest:full-path="Pictures/1000020000000010000000100EC22896.gif"/>
  <manifest:file-entry manifest:media-type="image/gif" manifest:full-path="Pictures/100002000000000A0000000AEED85B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.905cm" svg:x="1cm" svg:y="1cm">
          <text:p/>
        </draw:rect>
        <draw:frame draw:style-name="gr2" draw:layer="layout" svg:width="7.745cm" svg:height="0.984cm" svg:x="1.561cm" svg:y="1.635cm">
          <draw:text-box>
            <text:p>&lt;Group name&gt;'s Acclesia</text:p>
          </draw:text-box>
        </draw:frame>
        <draw:frame draw:style-name="gr3" draw:layer="layout" svg:width="6.985cm" svg:height="1.225cm" svg:x="21.32cm" svg:y="2.27cm">
          <draw:text-box>
            <text:p/>
          </draw:text-box>
        </draw:frame>
        <draw:frame draw:style-name="gr4" draw:text-style-name="P2" draw:layer="layout" svg:width="10.295cm" svg:height="0.885cm" svg:x="18.41cm" svg:y="1.935cm">
          <draw:text-box>
            <text:p><text:span text:style-name="T1">Welcome, &lt;user name&gt; / Help / Feedback / Log out</text:span></text:p>
          </draw:text-box>
        </draw:frame>
        <draw:rect draw:style-name="gr5" draw:text-style-name="P1" draw:layer="layout" svg:width="3.175cm" svg:height="1.905cm" svg:x="13.065cm" svg:y="3.875cm">
          <text:p text:style-name="P1">&lt;Target 1&gt;</text:p>
        </draw:rect>
        <draw:frame draw:style-name="gr6" draw:text-style-name="P2" draw:layer="layout" svg:width="1.905cm" svg:height="0.738cm" svg:x="1.535cm" svg:y="2.905cm">
          <draw:text-box>
            <text:p><text:span text:style-name="T1">Home</text:span></text:p>
          </draw:text-box>
        </draw:frame>
        <draw:frame draw:style-name="gr6" draw:text-style-name="P2" draw:layer="layout" svg:width="4.949cm" svg:height="0.738cm" svg:x="2.737cm" svg:y="2.905cm">
          <draw:text-box>
            <text:p><text:span text:style-name="T1">&gt; Goal execution</text:span></text:p>
          </draw:text-box>
        </draw:frame>
        <draw:line draw:style-name="gr1" draw:text-style-name="P1" draw:layer="layout" svg:x1="1.635cm" svg:y1="6.08cm" svg:x2="28.305cm" svg:y2="6.08cm">
          <text:p/>
        </draw:line>
        <draw:line draw:style-name="gr1" draw:text-style-name="P1" draw:layer="layout" svg:x1="1.635cm" svg:y1="7.78cm" svg:x2="28.305cm" svg:y2="7.78cm">
          <text:p/>
        </draw:line>
        <draw:line draw:style-name="gr1" draw:text-style-name="P1" draw:layer="layout" svg:x1="1.635cm" svg:y1="9.48cm" svg:x2="28.305cm" svg:y2="9.48cm">
          <text:p/>
        </draw:line>
        <draw:line draw:style-name="gr1" draw:text-style-name="P1" draw:layer="layout" svg:x1="1.635cm" svg:y1="11.18cm" svg:x2="28.305cm" svg:y2="11.18cm">
          <text:p/>
        </draw:line>
        <draw:line draw:style-name="gr1" draw:text-style-name="P1" draw:layer="layout" svg:x1="1.659cm" svg:y1="12.948cm" svg:x2="28.329cm" svg:y2="12.948cm">
          <text:p/>
        </draw:line>
        <draw:rect draw:style-name="gr5" draw:text-style-name="P3" draw:layer="layout" svg:width="3.175cm" svg:height="1.074cm" svg:x="8.166cm" svg:y="6.376cm">
          <text:p text:style-name="P3"><text:span text:style-name="T2">&lt;Result 17&gt;</text:span></text:p>
        </draw:rect>
        <draw:rect draw:style-name="gr5" draw:text-style-name="P3" draw:layer="layout" svg:width="3.175cm" svg:height="1.073cm" svg:x="13.067cm" svg:y="6.377cm">
          <text:p text:style-name="P3"><text:span text:style-name="T2">&lt;Result 18&gt;</text:span></text:p>
        </draw:rect>
        <draw:rect draw:style-name="gr5" draw:text-style-name="P3" draw:layer="layout" svg:width="3.175cm" svg:height="1.073cm" svg:x="18.067cm" svg:y="6.377cm">
          <text:p text:style-name="P3"><text:span text:style-name="T2">&lt;Result 19&gt;</text:span></text:p>
        </draw:rect>
        <draw:rect draw:style-name="gr5" draw:text-style-name="P3" draw:layer="layout" svg:width="3.175cm" svg:height="1.074cm" svg:x="6.466cm" svg:y="8.076cm">
          <text:p text:style-name="P3"><text:span text:style-name="T2">&lt;Result 13&gt;</text:span></text:p>
        </draw:rect>
        <draw:rect draw:style-name="gr5" draw:text-style-name="P3" draw:layer="layout" svg:width="3.175cm" svg:height="1.073cm" svg:x="10.867cm" svg:y="8.077cm">
          <text:p text:style-name="P3"><text:span text:style-name="T2">&lt;Result 14&gt;</text:span></text:p>
        </draw:rect>
        <draw:rect draw:style-name="gr5" draw:text-style-name="P3" draw:layer="layout" svg:width="3.175cm" svg:height="1.073cm" svg:x="15.167cm" svg:y="8.077cm">
          <text:p text:style-name="P3"><text:span text:style-name="T2">&lt;Result 15&gt;</text:span></text:p>
        </draw:rect>
        <draw:rect draw:style-name="gr5" draw:text-style-name="P3" draw:layer="layout" svg:width="3.175cm" svg:height="1.073cm" svg:x="19.468cm" svg:y="8.078cm">
          <text:p text:style-name="P3"><text:span text:style-name="T2">&lt;Result 16&gt;</text:span></text:p>
        </draw:rect>
        <draw:frame draw:style-name="gr7" draw:text-style-name="P4" draw:layer="layout" svg:width="6.35cm" svg:height="0.899cm" svg:x="1.54cm" svg:y="5.96cm">
          <draw:text-box>
            <text:p text:style-name="P4"><text:span text:style-name="T3">Iteration 5</text:span></text:p>
          </draw:text-box>
        </draw:frame>
        <draw:frame draw:style-name="gr7" draw:text-style-name="P4" draw:layer="layout" svg:width="6.35cm" svg:height="0.899cm" svg:x="1.54cm" svg:y="7.76cm">
          <draw:text-box>
            <text:p text:style-name="P4"><text:span text:style-name="T3">Iteration 4</text:span></text:p>
          </draw:text-box>
        </draw:frame>
        <draw:frame draw:style-name="gr7" draw:text-style-name="P4" draw:layer="layout" svg:width="6.35cm" svg:height="0.899cm" svg:x="1.54cm" svg:y="9.46cm">
          <draw:text-box>
            <text:p text:style-name="P4"><text:span text:style-name="T3">Iteration 3</text:span></text:p>
          </draw:text-box>
        </draw:frame>
        <draw:frame draw:style-name="gr7" draw:text-style-name="P4" draw:layer="layout" svg:width="6.35cm" svg:height="0.899cm" svg:x="1.54cm" svg:y="11.16cm">
          <draw:text-box>
            <text:p text:style-name="P4"><text:span text:style-name="T3">Iteration 2</text:span></text:p>
          </draw:text-box>
        </draw:frame>
        <draw:frame draw:style-name="gr7" draw:text-style-name="P5" draw:layer="layout" svg:width="6.35cm" svg:height="0.984cm" svg:x="1.54cm" svg:y="12.96cm">
          <draw:text-box>
            <text:p text:style-name="P5"><text:span text:style-name="T4">Iteration 1</text:span></text:p>
          </draw:text-box>
        </draw:frame>
        <draw:rect draw:style-name="gr5" draw:text-style-name="P3" draw:layer="layout" svg:width="3.175cm" svg:height="1.073cm" svg:x="6.467cm" svg:y="9.777cm">
          <text:p text:style-name="P3"><text:span text:style-name="T2">&lt;Result 9&gt;</text:span></text:p>
        </draw:rect>
        <draw:rect draw:style-name="gr5" draw:text-style-name="P3" draw:layer="layout" svg:width="3.175cm" svg:height="1.073cm" svg:x="10.767cm" svg:y="9.777cm">
          <text:p text:style-name="P3"><text:span text:style-name="T2">&lt;Result 10&gt;</text:span></text:p>
        </draw:rect>
        <draw:rect draw:style-name="gr5" draw:text-style-name="P3" draw:layer="layout" svg:width="3.175cm" svg:height="1.073cm" svg:x="15.068cm" svg:y="9.778cm">
          <text:p text:style-name="P3"><text:span text:style-name="T2">&lt;Result 11&gt;</text:span></text:p>
        </draw:rect>
        <draw:rect draw:style-name="gr5" draw:text-style-name="P3" draw:layer="layout" svg:width="3.175cm" svg:height="1.073cm" svg:x="19.369cm" svg:y="9.779cm">
          <text:p text:style-name="P3"><text:span text:style-name="T2">&lt;Result 12&gt;</text:span></text:p>
        </draw:rect>
        <draw:rect draw:style-name="gr5" draw:text-style-name="P3" draw:layer="layout" svg:width="3.175cm" svg:height="1.073cm" svg:x="6.467cm" svg:y="11.477cm">
          <text:p text:style-name="P3"><text:span text:style-name="T2">&lt;Result 5&gt;</text:span></text:p>
        </draw:rect>
        <draw:rect draw:style-name="gr5" draw:text-style-name="P3" draw:layer="layout" svg:width="3.175cm" svg:height="1.073cm" svg:x="10.767cm" svg:y="11.477cm">
          <text:p text:style-name="P3"><text:span text:style-name="T2">&lt;Result 6&gt;</text:span></text:p>
        </draw:rect>
        <draw:rect draw:style-name="gr5" draw:text-style-name="P3" draw:layer="layout" svg:width="3.175cm" svg:height="1.073cm" svg:x="15.068cm" svg:y="11.478cm">
          <text:p text:style-name="P3"><text:span text:style-name="T2">&lt;Result 7&gt;</text:span></text:p>
        </draw:rect>
        <draw:rect draw:style-name="gr5" draw:text-style-name="P3" draw:layer="layout" svg:width="3.175cm" svg:height="1.073cm" svg:x="19.369cm" svg:y="11.479cm">
          <text:p text:style-name="P3"><text:span text:style-name="T2">&lt;Result 8&gt;</text:span></text:p>
        </draw:rect>
        <draw:rect draw:style-name="gr5" draw:text-style-name="P6" draw:id="id1" draw:layer="layout" svg:width="3.923cm" svg:height="1.073cm" svg:x="5.967cm" svg:y="13.277cm">
          <text:p text:style-name="P6"><text:span text:style-name="T5">&lt;Result 1&gt;</text:span></text:p>
        </draw:rect>
        <draw:rect draw:style-name="gr5" draw:text-style-name="P7" draw:id="id6" draw:layer="layout" svg:width="3.568cm" svg:height="1.073cm" svg:x="10.767cm" svg:y="13.277cm">
          <text:p text:style-name="P7"><text:span text:style-name="T3">&lt;Result 2&gt;</text:span></text:p>
        </draw:rect>
        <draw:rect draw:style-name="gr5" draw:text-style-name="P7" draw:id="id12" draw:layer="layout" svg:width="3.712cm" svg:height="1.073cm" svg:x="15.368cm" svg:y="13.278cm">
          <text:p text:style-name="P7"><text:span text:style-name="T3">&lt;Result 3&gt;</text:span></text:p>
        </draw:rect>
        <draw:rect draw:style-name="gr5" draw:text-style-name="P7" draw:id="id16" draw:layer="layout" svg:width="3.856cm" svg:height="1.073cm" svg:x="19.969cm" svg:y="13.279cm">
          <text:p text:style-name="P7"><text:span text:style-name="T3">&lt;Result 4&gt;</text:span></text:p>
        </draw:rect>
        <draw:frame draw:style-name="gr7" draw:text-style-name="P4" draw:layer="layout" svg:width="3.895cm" svg:height="0.899cm" svg:x="24.495cm" svg:y="5.961cm">
          <draw:text-box>
            <text:p text:style-name="P4"><text:span text:style-name="T3">Nov-2009</text:span></text:p>
          </draw:text-box>
        </draw:frame>
        <draw:frame draw:style-name="gr7" draw:text-style-name="P4" draw:layer="layout" svg:width="3.895cm" svg:height="0.899cm" svg:x="24.496cm" svg:y="7.762cm">
          <draw:text-box>
            <text:p text:style-name="P4"><text:span text:style-name="T3">Oct-2009</text:span></text:p>
          </draw:text-box>
        </draw:frame>
        <draw:frame draw:style-name="gr7" draw:text-style-name="P4" draw:layer="layout" svg:width="3.895cm" svg:height="0.899cm" svg:x="24.496cm" svg:y="9.462cm">
          <draw:text-box>
            <text:p text:style-name="P4"><text:span text:style-name="T3">Sep-2009</text:span></text:p>
          </draw:text-box>
        </draw:frame>
        <draw:frame draw:style-name="gr7" draw:text-style-name="P4" draw:layer="layout" svg:width="3.895cm" svg:height="0.899cm" svg:x="24.496cm" svg:y="11.162cm">
          <draw:text-box>
            <text:p text:style-name="P4"><text:span text:style-name="T3">Aug-2009</text:span></text:p>
          </draw:text-box>
        </draw:frame>
        <draw:frame draw:style-name="gr7" draw:text-style-name="P4" draw:layer="layout" svg:width="3.895cm" svg:height="0.899cm" svg:x="24.496cm" svg:y="12.962cm">
          <draw:text-box>
            <text:p text:style-name="P4"><text:span text:style-name="T3">Jul-2009</text:span></text:p>
          </draw:text-box>
        </draw:frame>
        <draw:rect draw:style-name="gr5" draw:text-style-name="P8" draw:id="id2" draw:layer="layout" svg:width="2.405cm" svg:height="0.635cm" svg:x="6.35cm" svg:y="14.77cm">
          <text:p text:style-name="P1"><text:span text:style-name="T1">&lt;Task 1&gt;</text:span></text:p>
        </draw:rect>
        <draw:connector draw:style-name="gr8" draw:text-style-name="P1" draw:layer="layout" svg:x1="5.967cm" svg:y1="13.813cm" svg:x2="6.35cm" svg:y2="15.087cm" draw:start-shape="id1" draw:end-shape="id2" draw:end-glue-point="3" svg:d="m5967 13813h-500v1274h883">
          <text:p/>
        </draw:connector>
        <draw:rect draw:style-name="gr5" draw:text-style-name="P8" draw:id="id3" draw:layer="layout" svg:width="2.405cm" svg:height="0.635cm" svg:x="6.35cm" svg:y="15.87cm">
          <text:p text:style-name="P1"><text:span text:style-name="T1">&lt;Task 2&gt;</text:span></text:p>
        </draw:rect>
        <draw:connector draw:style-name="gr8" draw:text-style-name="P1" draw:layer="layout" svg:x1="5.967cm" svg:y1="13.813cm" svg:x2="6.35cm" svg:y2="16.187cm" draw:start-shape="id1" draw:start-glue-point="3" draw:end-shape="id3" draw:end-glue-point="3" svg:d="m5967 13813h-500v2374h883">
          <text:p/>
        </draw:connector>
        <draw:rect draw:style-name="gr5" draw:text-style-name="P8" draw:id="id4" draw:layer="layout" svg:width="2.387cm" svg:height="0.635cm" svg:x="6.368cm" svg:y="16.97cm">
          <text:p text:style-name="P1"><text:span text:style-name="T1">&lt;Task 3&gt;</text:span></text:p>
        </draw:rect>
        <draw:connector draw:style-name="gr8" draw:text-style-name="P1" draw:layer="layout" svg:x1="5.967cm" svg:y1="13.813cm" svg:x2="6.368cm" svg:y2="17.287cm" draw:start-shape="id1" draw:start-glue-point="3" draw:end-shape="id4" draw:end-glue-point="3" svg:d="m5967 13813h-500v3474h901">
          <text:p/>
        </draw:connector>
        <draw:rect draw:style-name="gr5" draw:text-style-name="P8" draw:id="id5" draw:layer="layout" svg:width="2.386cm" svg:height="0.635cm" svg:x="6.369cm" svg:y="18.071cm">
          <text:p text:style-name="P1"><text:span text:style-name="T1">&lt;Task 4&gt;</text:span></text:p>
        </draw:rect>
        <draw:connector draw:style-name="gr8" draw:text-style-name="P1" draw:layer="layout" svg:x1="5.967cm" svg:y1="13.813cm" svg:x2="6.369cm" svg:y2="18.388cm" draw:start-shape="id1" draw:start-glue-point="3" draw:end-shape="id5" svg:d="m5967 13813h-500v4575h902">
          <text:p/>
        </draw:connector>
        <draw:rect draw:style-name="gr5" draw:text-style-name="P8" draw:id="id7" draw:layer="layout" svg:width="2.45cm" svg:height="0.635cm" svg:x="11.25cm" svg:y="14.77cm">
          <text:p text:style-name="P1"><text:span text:style-name="T1">&lt;Task 5&gt;</text:span></text:p>
        </draw:rect>
        <draw:rect draw:style-name="gr5" draw:text-style-name="P8" draw:id="id8" draw:layer="layout" svg:width="2.45cm" svg:height="0.635cm" svg:x="11.25cm" svg:y="15.87cm">
          <text:p text:style-name="P1"><text:span text:style-name="T1">&lt;Task 6&gt;</text:span></text:p>
        </draw:rect>
        <draw:rect draw:style-name="gr5" draw:text-style-name="P8" draw:id="id9" draw:layer="layout" svg:width="2.432cm" svg:height="0.635cm" svg:x="11.268cm" svg:y="16.97cm">
          <text:p text:style-name="P1"><text:span text:style-name="T1">&lt;Task 7&gt;</text:span></text:p>
        </draw:rect>
        <draw:rect draw:style-name="gr5" draw:text-style-name="P8" draw:id="id10" draw:layer="layout" svg:width="2.431cm" svg:height="0.635cm" svg:x="11.269cm" svg:y="18.071cm">
          <text:p text:style-name="P1"><text:span text:style-name="T1">&lt;Task 8&gt;</text:span></text:p>
        </draw:rect>
        <draw:connector draw:style-name="gr8" draw:text-style-name="P1" draw:layer="layout" svg:x1="10.767cm" svg:y1="13.813cm" svg:x2="11.25cm" svg:y2="15.087cm" draw:start-shape="id6" draw:end-shape="id7" draw:end-glue-point="3" svg:d="m10767 13813h-500v1274h983">
          <text:p/>
        </draw:connector>
        <draw:connector draw:style-name="gr8" draw:text-style-name="P1" draw:layer="layout" svg:x1="10.767cm" svg:y1="13.813cm" svg:x2="11.25cm" svg:y2="16.187cm" draw:start-shape="id6" draw:end-shape="id8" draw:end-glue-point="3" svg:d="m10767 13813h-500v2374h983">
          <text:p/>
        </draw:connector>
        <draw:connector draw:style-name="gr8" draw:text-style-name="P1" draw:layer="layout" svg:x1="10.767cm" svg:y1="13.813cm" svg:x2="11.268cm" svg:y2="17.287cm" draw:start-shape="id6" draw:end-shape="id9" draw:end-glue-point="3" svg:d="m10767 13813h-500v3474h1001">
          <text:p/>
        </draw:connector>
        <draw:connector draw:style-name="gr8" draw:text-style-name="P1" draw:layer="layout" svg:x1="10.767cm" svg:y1="13.813cm" svg:x2="11.269cm" svg:y2="18.388cm" draw:start-shape="id6" draw:end-shape="id10" draw:end-glue-point="3" svg:d="m10767 13813h-500v4575h1002">
          <text:p/>
        </draw:connector>
        <draw:rect draw:style-name="gr5" draw:text-style-name="P8" draw:id="id11" draw:layer="layout" svg:width="2.43cm" svg:height="0.635cm" svg:x="11.27cm" svg:y="19.172cm">
          <text:p text:style-name="P1"><text:span text:style-name="T1">&lt;Task 9&gt;</text:span></text:p>
        </draw:rect>
        <draw:connector draw:style-name="gr8" draw:text-style-name="P1" draw:layer="layout" svg:x1="10.767cm" svg:y1="13.813cm" svg:x2="11.27cm" svg:y2="19.489cm" draw:start-shape="id6" draw:start-glue-point="3" draw:end-shape="id11" draw:end-glue-point="3" svg:d="m10767 13813h-500v5676h1003">
          <text:p/>
        </draw:connector>
        <draw:frame draw:style-name="gr9" draw:text-style-name="P1" draw:layer="layout" svg:width="0.264cm" svg:height="0.264cm" svg:x="8.447cm" svg:y="14.9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8.447cm" svg:y="16.0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8.447cm" svg:y="18.2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13.347cm" svg:y="17.178cm">
          <draw:image xlink:href="Pictures/100002000000000A0000000AEED85BBC.gif" xlink:type="simple" xlink:show="embed" xlink:actuate="onLoad">
            <text:p/>
          </draw:image>
        </draw:frame>
        <draw:frame draw:style-name="gr9" draw:text-style-name="P1" draw:layer="layout" svg:width="0.264cm" svg:height="0.264cm" svg:x="8.447cm" svg:y="17.1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9.447cm" svg:y="13.6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13.347cm" svg:y="14.9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264cm" svg:height="0.264cm" svg:x="13.347cm" svg:y="16.078cm">
          <draw:image xlink:href="Pictures/100002000000000A0000000AF807A0F2.gif" xlink:type="simple" xlink:show="embed" xlink:actuate="onLoad">
            <text:p/>
          </draw:image>
        </draw:frame>
        <draw:frame draw:style-name="gr9" draw:text-style-name="P1" draw:layer="layout" svg:width="0.422cm" svg:height="0.422cm" svg:x="13.268cm" svg:y="18.199cm">
          <draw:image xlink:href="Pictures/1000020000000010000000100EC22896.gif" xlink:type="simple" xlink:show="embed" xlink:actuate="onLoad">
            <text:p/>
          </draw:image>
        </draw:frame>
        <draw:frame draw:style-name="gr9" draw:text-style-name="P1" draw:layer="layout" svg:width="0.264cm" svg:height="0.264cm" svg:x="13.347cm" svg:y="19.378cm">
          <draw:image xlink:href="Pictures/100002000000000A0000000AF807A0F2.gif" xlink:type="simple" xlink:show="embed" xlink:actuate="onLoad">
            <text:p/>
          </draw:image>
        </draw:frame>
        <draw:rect draw:style-name="gr5" draw:text-style-name="P8" draw:id="id13" draw:layer="layout" svg:width="2.405cm" svg:height="0.635cm" svg:x="15.868cm" svg:y="14.771cm">
          <text:p text:style-name="P1"><text:span text:style-name="T1">&lt;Task 10&gt;</text:span></text:p>
        </draw:rect>
        <draw:rect draw:style-name="gr5" draw:text-style-name="P8" draw:id="id14" draw:layer="layout" svg:width="2.405cm" svg:height="0.635cm" svg:x="15.868cm" svg:y="15.871cm">
          <text:p text:style-name="P1"><text:span text:style-name="T1">&lt;Task 11&gt;</text:span></text:p>
        </draw:rect>
        <draw:rect draw:style-name="gr5" draw:text-style-name="P8" draw:id="id15" draw:layer="layout" svg:width="2.387cm" svg:height="0.635cm" svg:x="15.886cm" svg:y="16.971cm">
          <text:p text:style-name="P1"><text:span text:style-name="T1">&lt;Task 12&gt;</text:span></text:p>
        </draw:rect>
        <draw:connector draw:style-name="gr8" draw:text-style-name="P1" draw:layer="layout" svg:x1="15.368cm" svg:y1="13.814cm" svg:x2="15.868cm" svg:y2="15.088cm" draw:start-shape="id12" draw:start-glue-point="3" draw:end-shape="id13" draw:end-glue-point="3" svg:d="m15368 13814h-500v1274h1000">
          <text:p/>
        </draw:connector>
        <draw:connector draw:style-name="gr8" draw:text-style-name="P1" draw:layer="layout" svg:x1="15.368cm" svg:y1="13.814cm" svg:x2="15.868cm" svg:y2="16.188cm" draw:start-shape="id12" draw:end-shape="id14" draw:end-glue-point="3" svg:d="m15368 13814h-500v2374h1000">
          <text:p/>
        </draw:connector>
        <draw:connector draw:style-name="gr8" draw:text-style-name="P1" draw:layer="layout" svg:x1="15.368cm" svg:y1="13.814cm" svg:x2="15.886cm" svg:y2="17.288cm" draw:start-shape="id12" draw:end-shape="id15" draw:end-glue-point="3" svg:d="m15368 13814h-500v3474h1018">
          <text:p/>
        </draw:connector>
        <draw:rect draw:style-name="gr5" draw:text-style-name="P8" draw:id="id17" draw:layer="layout" svg:width="2.675cm" svg:height="0.635cm" svg:x="20.55cm" svg:y="14.771cm">
          <text:p text:style-name="P1"><text:span text:style-name="T1">&lt;Task 13&gt;</text:span></text:p>
        </draw:rect>
        <draw:rect draw:style-name="gr5" draw:text-style-name="P8" draw:id="id18" draw:layer="layout" svg:width="2.675cm" svg:height="0.635cm" svg:x="20.55cm" svg:y="15.871cm">
          <text:p text:style-name="P1"><text:span text:style-name="T1">&lt;Task 14&gt;</text:span></text:p>
        </draw:rect>
        <draw:rect draw:style-name="gr5" draw:text-style-name="P8" draw:id="id19" draw:layer="layout" svg:width="2.657cm" svg:height="0.635cm" svg:x="20.568cm" svg:y="16.971cm">
          <text:p text:style-name="P1"><text:span text:style-name="T1">&lt;Task 15&gt;</text:span></text:p>
        </draw:rect>
        <draw:rect draw:style-name="gr5" draw:text-style-name="P8" draw:id="id20" draw:layer="layout" svg:width="2.656cm" svg:height="0.635cm" svg:x="20.569cm" svg:y="18.072cm">
          <text:p text:style-name="P1"><text:span text:style-name="T1">&lt;Task 16&gt;</text:span></text:p>
        </draw:rect>
        <draw:connector draw:style-name="gr8" draw:text-style-name="P1" draw:layer="layout" svg:x1="19.969cm" svg:y1="13.815cm" svg:x2="20.55cm" svg:y2="15.088cm" draw:start-shape="id16" draw:end-shape="id17" svg:d="m19969 13815h-500v1273h1081">
          <text:p/>
        </draw:connector>
        <draw:connector draw:style-name="gr8" draw:text-style-name="P1" draw:layer="layout" svg:x1="19.969cm" svg:y1="13.815cm" svg:x2="20.55cm" svg:y2="16.188cm" draw:start-shape="id16" draw:end-shape="id18" draw:end-glue-point="3" svg:d="m19969 13815h-500v2373h1081">
          <text:p/>
        </draw:connector>
        <draw:connector draw:style-name="gr8" draw:text-style-name="P1" draw:layer="layout" svg:x1="19.969cm" svg:y1="13.815cm" svg:x2="20.568cm" svg:y2="17.288cm" draw:start-shape="id16" draw:end-shape="id19" draw:end-glue-point="3" svg:d="m19969 13815h-500v3473h1099">
          <text:p/>
        </draw:connector>
        <draw:connector draw:style-name="gr8" draw:text-style-name="P1" draw:layer="layout" svg:x1="19.969cm" svg:y1="13.815cm" svg:x2="20.569cm" svg:y2="18.389cm" draw:start-shape="id16" draw:end-shape="id20" draw:end-glue-point="3" svg:d="m19969 13815h-500v4574h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8T19:51:29</meta:creation-date>
    <dc:date>2009-06-28T20:27:43</dc:date>
    <meta:editing-duration>PT03H21M35S</meta:editing-duration>
    <meta:editing-cycles>11</meta:editing-cycles>
    <meta:generator>NeoOffice/3.0$Unix OpenOffice.org_project/Patch 4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